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0.82mm"/>
    </style:style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aa61a"/>
    </style:style>
    <style:style style:name="ce21" style:family="table-cell" style:parent-style-name="Default" style:data-style-name="N37"/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04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00/00/00</text:date>, <text:time style:data-style-name="N2" text:time-value="21:42:06.944663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2T21:43:22.335669161</dc:date>
    <meta:creation-date>2014-12-14T08:12:00Z</meta:creation-date>
    <meta:editing-cycles>558</meta:editing-cycles>
    <meta:editing-duration>PT23H16M20S</meta:editing-duration>
    <meta:generator>LibreOffice/6.0.7.3$Linux_X86_64 LibreOffice_project/00m0$Build-3</meta:generator>
    <meta:document-statistic meta:table-count="10" meta:cell-count="1671" meta:object-count="0"/>
  </office:meta>
</office:document-meta>
</file>